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309cm"/>
    </style:style>
    <style:style style:name="co10" style:family="table-column">
      <style:table-column-properties fo:break-before="auto" style:column-width="7.392cm"/>
    </style:style>
    <style:style style:name="co11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36" style:family="table-cell" style:parent-style-name="Default">
      <style:table-cell-properties fo:background-color="#e8f2a1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37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5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f3f9ff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48" style:family="table-cell" style:parent-style-name="Default"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51" style:family="table-cell" style:parent-style-name="Default"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38"/>
        <table:table-column table:style-name="co6" table:default-cell-style-name="ce38"/>
        <table:table-column table:style-name="co7" table:default-cell-style-name="ce2"/>
        <table:table-column table:style-name="co1" table:number-columns-repeated="1018" table:default-cell-style-name="Default"/>
        <table:table-row table:style-name="ro1">
          <table:table-cell table:style-name="ce31" office:value-type="string" calcext:value-type="string">
            <text:p>Addressing Mode</text:p>
          </table:table-cell>
          <table:table-cell table:style-name="ce31" office:value-type="string" calcext:value-type="string">
            <text:p>Cycle </text:p>
          </table:table-cell>
          <table:table-cell table:style-name="ce31" office:value-type="string" calcext:value-type="string">
            <text:p>Condition</text:p>
          </table:table-cell>
          <table:table-cell table:style-name="ce37" office:value-type="string" calcext:value-type="string">
            <text:p>Target</text:p>
          </table:table-cell>
          <table:table-cell table:style-name="ce37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ir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2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string" calcext:value-type="string">
            <text:p>G_rdwr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adh, next_adl}</text:p>
          </table:table-cell>
          <table:table-cell table:style-name="ce53" office:value-type="string" calcext:value-type="string">
            <text:p>{8’h00, G_rd_data} + (curr_pc + 1) – {7’h00, G_rd_data[7], 8’h00} <text:s/>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pch, curr_adl}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h != curr_pch) ? (</text:span>curr_cycle + 1) : 0)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8" table:default-cell-style-name="ce33"/>
        <table:table-column table:style-name="co1" table:default-cell-style-name="ce33"/>
        <table:table-column table:style-name="co9" table:default-cell-style-name="ce48"/>
        <table:table-column table:style-name="co10" table:default-cell-style-name="ce38"/>
        <table:table-column table:style-name="co11" table:default-cell-style-name="ce38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44" office:value-type="string" calcext:value-type="string">
            <text:p>Target</text:p>
          </table:table-cell>
          <table:table-cell table:style-name="ce44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73" office:value-type="string" calcext:value-type="string">
            <text:p>next_cycle</text:p>
          </table:table-cell>
          <table:table-cell table:style-name="ce73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74" office:value-type="string" calcext:value-type="string">
            <text:p>next_cycle</text:p>
          </table:table-cell>
          <table:table-cell table:style-name="ce74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V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G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"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G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76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76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N_bit]</text:p>
          </table:table-cell>
          <table:table-cell table:style-name="ce76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C_bit]</text:p>
          </table:table-cell>
          <table:table-cell table:style-name="ce76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N_bit]</text:p>
          </table:table-cell>
          <table:table-cell table:style-name="ce76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C_bit]</text:p>
          </table:table-cell>
          <table:table-cell table:style-name="ce76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N_bit]</text:p>
          </table:table-cell>
          <table:table-cell table:style-name="ce76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C_bit]</text:p>
          </table:table-cell>
          <table:table-cell table:style-name="ce76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2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00-00-00</text:date>, <text:time style:data-style-name="N2" text:time-value="04:59:03.1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19T02:51:17.544000000</dc:date>
    <meta:editing-duration>P3DT2H50M41S</meta:editing-duration>
    <meta:editing-cycles>273</meta:editing-cycles>
    <meta:generator>LibreOffice/7.1.2.2$Windows_X86_64 LibreOffice_project/8a45595d069ef5570103caea1b71cc9d82b2aae4</meta:generator>
    <meta:document-statistic meta:table-count="3" meta:cell-count="1998" meta:object-count="0"/>
  </office:meta>
</office:document-meta>
</file>